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2.4cm"/>
    </style:style>
    <style:style style:name="gr3" style:family="graphic" style:parent-style-name="standard">
      <style:graphic-properties draw:textarea-horizontal-align="justify" draw:textarea-vertical-align="middle" draw:auto-grow-height="false" fo:min-height="0.451cm" fo:min-width="0.97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textarea-horizontal-align="justify" draw:textarea-vertical-align="middle" draw:auto-grow-height="false" fo:min-height="0.951cm" fo:min-width="0.873cm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opacity="30%" draw:opacity="30%" draw:textarea-horizontal-align="justify" draw:textarea-vertical-align="middle" draw:auto-grow-height="false" fo:min-height="5.75cm" fo:min-width="7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opacity="3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cm" svg:height="1.7cm" svg:x="6.9cm" svg:y="13cm">
          <text:p text:style-name="P1">Eugenio</text:p>
          <text:p text:style-name="P1">Jaiminh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9cm" svg:height="1.7cm" svg:x="14.1cm" svg:y="13cm">
          <text:p text:style-name="P1">Apache</text:p>
          <text:p text:style-name="P1">Nifi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8cm" svg:height="0.7cm" svg:x="10.6cm" svg:y="13.5cm">
          <text:p text:style-name="P1">kafka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4" draw:text-style-name="P2" draw:layer="layout" draw:type="line" svg:x1="9.7cm" svg:y1="13.85cm" svg:x2="10.6cm" svg:y2="13.85cm" draw:start-shape="id1" draw:start-glue-point="1" draw:end-shape="id2" draw:end-glue-point="5" svg:d="M9700 13850h900" svg:viewBox="0 0 901 1">
          <text:p/>
        </draw:connector>
        <draw:connector draw:style-name="gr4" draw:text-style-name="P2" draw:layer="layout" draw:type="line" svg:x1="13.4cm" svg:y1="13.85cm" svg:x2="14.1cm" svg:y2="13.85cm" draw:start-shape="id2" draw:start-glue-point="8" draw:end-shape="id3" draw:end-glue-point="3" svg:d="M13400 13850h700" svg:viewBox="0 0 701 1">
          <text:p/>
        </draw:connector>
        <draw:custom-shape draw:style-name="gr5" draw:text-style-name="P1" xml:id="id4" draw:id="id4" draw:layer="layout" svg:width="1cm" svg:height="1cm" svg:x="4.3cm" svg:y="13.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2" draw:layer="layout" draw:type="line" svg:x1="5.3cm" svg:y1="13.85cm" svg:x2="6.9cm" svg:y2="13.85cm" draw:start-shape="id4" draw:start-glue-point="10" draw:end-shape="id1" draw:end-glue-point="3" svg:d="M5300 13850h1600" svg:viewBox="0 0 1601 1">
          <text:p/>
        </draw:connector>
      </draw:page>
      <draw:page draw:name="page2" draw:style-name="dp1" draw:master-page-name="Default">
        <draw:custom-shape draw:style-name="gr1" draw:text-style-name="P1" xml:id="id6" draw:id="id6" draw:layer="layout" svg:width="2.8cm" svg:height="1.7cm" svg:x="7cm" svg:y="7.25cm">
          <text:p text:style-name="P1">Phoenix</text:p>
          <text:p text:style-name="P1">Endpoint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1cm" svg:height="1cm" svg:x="4.4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" draw:text-style-name="P2" draw:layer="layout" draw:type="line" svg:x1="5.4cm" svg:y1="8.1cm" svg:x2="7cm" svg:y2="8.1cm" draw:start-shape="id5" draw:start-glue-point="10" draw:end-shape="id6" draw:end-glue-point="3" svg:d="M5400 8100h1600" svg:viewBox="0 0 1601 1">
          <text:p/>
        </draw:connector>
        <draw:custom-shape draw:style-name="gr1" draw:text-style-name="P3" xml:id="id8" draw:id="id8" draw:layer="layout" svg:width="2.8cm" svg:height="1.7cm" svg:x="10.6cm" svg:y="7.25cm">
          <text:p text:style-name="P3">Stream</text:p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8cm" svg:height="1.7cm" svg:x="14.7cm" svg:y="7.25cm">
          <text:p text:style-name="P1">Stream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8cm" svg:height="1.7cm" svg:x="18.4cm" svg:y="7.25cm">
          <text:p text:style-name="P1">Produce</text:p>
          <text:p text:style-name="P1">Kafka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2.6cm" svg:height="1.2cm" svg:x="22.2cm" svg:y="7.5cm">
          <text:p text:style-name="P1">Kafka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7" draw:text-style-name="P2" draw:layer="layout" draw:type="curve" svg:x1="16.1cm" svg:y1="7.25cm" svg:x2="12cm" svg:y2="7.25cm" draw:start-shape="id7" draw:start-glue-point="0" draw:end-shape="id8" svg:d="M16100 7250c0-751-4100-751-4100 0" svg:viewBox="0 0 4101 564">
          <text:p/>
        </draw:connector>
        <draw:connector draw:style-name="gr4" draw:text-style-name="P2" draw:layer="layout" draw:type="curve" svg:x1="12cm" svg:y1="8.95cm" svg:x2="16.1cm" svg:y2="8.95cm" draw:start-shape="id8" draw:start-glue-point="2" draw:end-shape="id7" draw:end-glue-point="2" svg:d="M12000 8950c0 751 4100 751 4100 0" svg:viewBox="0 0 4101 564">
          <text:p/>
        </draw:connector>
        <draw:connector draw:style-name="gr4" draw:text-style-name="P2" draw:layer="layout" draw:type="line" svg:x1="9.8cm" svg:y1="8.1cm" svg:x2="10.6cm" svg:y2="8.1cm" draw:start-shape="id6" draw:start-glue-point="1" draw:end-shape="id8" draw:end-glue-point="3" svg:d="M9800 8100h800" svg:viewBox="0 0 801 1">
          <text:p/>
        </draw:connector>
        <draw:connector draw:style-name="gr4" draw:text-style-name="P2" draw:layer="layout" draw:type="line" svg:x1="17.5cm" svg:y1="8.1cm" svg:x2="18.4cm" svg:y2="8.1cm" draw:start-shape="id7" draw:start-glue-point="1" draw:end-shape="id9" draw:end-glue-point="3" svg:d="M17500 8100h900" svg:viewBox="0 0 901 1">
          <text:p/>
        </draw:connector>
        <draw:connector draw:style-name="gr4" draw:text-style-name="P2" draw:layer="layout" draw:type="line" svg:x1="21.2cm" svg:y1="8.1cm" svg:x2="22.2cm" svg:y2="8.1cm" draw:start-shape="id9" draw:start-glue-point="1" draw:end-shape="id10" svg:d="M21200 8100h1000" svg:viewBox="0 0 1001 1">
          <text:p/>
        </draw:connector>
        <draw:frame draw:style-name="gr8" draw:text-style-name="P4" draw:layer="layout" svg:width="4.477cm" svg:height="0.806cm" svg:x="11.9cm" svg:y="5.9cm">
          <draw:text-box>
            <text:p><text:span text:style-name="T1">1. ask for demand</text:span></text:p>
          </draw:text-box>
        </draw:frame>
        <draw:frame draw:style-name="gr8" draw:text-style-name="P4" draw:layer="layout" svg:width="4.202cm" svg:height="0.806cm" svg:x="12.2cm" svg:y="9.7cm">
          <draw:text-box>
            <text:p><text:span text:style-name="T1">2. produce event</text:span></text:p>
          </draw:text-box>
        </draw:frame>
        <draw:custom-shape draw:style-name="gr9" draw:text-style-name="P5" draw:layer="layout" svg:width="7.8cm" svg:height="6cm" svg:x="10.3cm" svg:y="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21:05:47.849019557</meta:creation-date>
    <dc:date>2018-10-28T21:26:52.855568060</dc:date>
    <meta:editing-duration>PT21M5S</meta:editing-duration>
    <meta:editing-cycles>2</meta:editing-cycles>
    <meta:generator>LibreOffice/5.4.6.2$Linux_X86_64 LibreOffice_project/40m0$Build-2</meta:generator>
    <meta:document-statistic meta:object-count="22"/>
  </office:meta>
</office:document-meta>
</file>